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7d2" officeooo:paragraph-rsid="0013c7d2"/>
    </style:style>
    <style:style style:name="P2" style:family="paragraph" style:parent-style-name="Standard">
      <style:text-properties officeooo:rsid="0014947c" officeooo:paragraph-rsid="0014947c"/>
    </style:style>
    <style:style style:name="T1" style:family="text">
      <style:text-properties officeooo:rsid="001494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>Codifica en binario</text:p>
      <text:p text:style-name="P1">89(10) = </text:p>
      <text:p text:style-name="P1">765(8) =</text:p>
      <text:p text:style-name="P1">3AB(16) = </text:p>
      <text:p text:style-name="P1">Codifica en decimal</text:p>
      <text:p text:style-name="P1">100101(2) </text:p>
      <text:p text:style-name="P1">314(8) </text:p>
      <text:p text:style-name="P1">B9(16)</text:p>
      <text:p text:style-name="P1">Codifica en octal</text:p>
      <text:p text:style-name="P1">130(10)</text:p>
      <text:p text:style-name="P1">11011110(2)</text:p>
      <text:p text:style-name="P1">EB0(16)</text:p>
      <text:p text:style-name="P1">Codifica en hexadecimal</text:p>
      <text:p text:style-name="P1">30(10)</text:p>
      <text:p text:style-name="P1">69(8)</text:p>
      <text:p text:style-name="P1">1011001(2)</text:p>
      <text:p text:style-name="P1"/>
      <text:p text:style-name="P1">Ejercicio 2</text:p>
      <text:p text:style-name="P1">12KB en GB, MiB y bits</text:p>
      <text:p text:style-name="P1">12MiB en GB, TB y KiB</text:p>
      <text:p text:style-name="P1">64.000 bits en TB y MiB</text:p>
      <text:p text:style-name="P1"/>
      <text:p text:style-name="P1">Ejercicio 3</text:p>
      <text:p text:style-name="P1">Cuantos bits hacen falta para representar 19 valores</text:p>
      <text:p text:style-name="P1">Primer valor y último en binario</text:p>
      <text:p text:style-name="P1"/>
      <text:p text:style-name="P1">Ejercicio 4</text:p>
      <text:p text:style-name="P1">Se podría utilizar un USB 3.0 dentro de la máquina virtual?</text:p>
      <text:p text:style-name="P1">¿Podría conectar a Internet un usuario desde la máquina virtual?</text:p>
      <text:p text:style-name="P1">Cuando se creó la máquina virtual ¿qué características se eligieron en el proceso</text:p>
      <text:p text:style-name="P1">de creación del disco duro?</text:p>
      <text:p text:style-name="P1">¿Qué opciones nos pueden hacer pensar que tenemos instaladas las Guest</text:p>
      <text:p text:style-name="P1">Additions?</text:p>
      <text:p text:style-name="P1">¿Se podría conectar un par de discos duros IDE? Sin añadir ni quitar nada más,</text:p>
      <text:p text:style-name="P1">sólo discos</text:p>
      <text:p text:style-name="P1">¿En qué directorio se guardan las instantáneas de esta máquina virtual?</text:p>
      <text:p text:style-name="P1"/>
      <text:p text:style-name="P1">Ejercicio 5</text:p>
      <text:p text:style-name="P1"/>
      <text:p text:style-name="P1">Modelo Von Neumann</text:p>
      <text:p text:style-name="P1">1¿Cuáles son esas dos fases?</text:p>
      <text:p text:style-name="P1">Contador de programa: 49</text:p>
      <text:p text:style-name="P1">Bus de control: 230</text:p>
      <text:p text:style-name="P1">Registro de Instrucciones (RIM): Leer B</text:p>
      <text:p text:style-name="P1">Registro de direcciones de memoria (RDM): 230</text:p>
      <text:p text:style-name="P1"/>
      <text:p text:style-name="P1">Ejercicio 6</text:p>
      <text:p text:style-name="P1"/>
      <text:p text:style-name="P1">2 métodos para cambiar el nombre del equipo (sin cambiarlo)</text:p>
      <text:p text:style-name="P1"/>
      <text:p text:style-name="P1"/>
      <text:p text:style-name="P1"><text:soft-page-break/>Ejercicio 7</text:p>
      <text:p text:style-name="P1"/>
      <text:p text:style-name="P1">Como instalar Repositorio ppa:libreoffice/ppa de dos formas diferentes</text:p>
      <text:p text:style-name="P1"/>
      <text:p text:style-name="P1">Ejercicio 8</text:p>
      <text:p text:style-name="P1"/>
      <text:p text:style-name="P1">Placa base</text:p>
      <text:p text:style-name="P1">1. Zócalo de microprocesador</text:p>
      <text:p text:style-name="P1">2. Ranura de tarjeta RAM</text:p>
      <text:p text:style-name="P1">3. Ranura fuente de alimentación</text:p>
      <text:p text:style-name="P1">4. Pila</text:p>
      <text:p text:style-name="P1">5. Puerta sur</text:p>
      <text:p text:style-name="P1">6. Ranura SATA</text:p>
      <text:p text:style-name="P1">7. Ranura PCI</text:p>
      <text:p text:style-name="P1">8. Ranura PCI Express</text:p>
      <text:p text:style-name="P1">9. Puerta norte</text:p>
      <text:p text:style-name="P1">10. Ranura fuente alimentación refrigerador microprocesador</text:p>
      <text:p text:style-name="P1"/>
      <text:p text:style-name="P1">Ejercicio 9</text:p>
      <text:p text:style-name="P1">Que es cada partición del disco y dónde se debería instalar <text:span text:style-name="T1">el cargador de arranque para instalar ambos sistemas en la misma máquina</text:span></text:p>
      <text:p text:style-name="P1"/>
      <text:p text:style-name="P1">Sda1 → Partición creada por el sistema para ntfs W10</text:p>
      <text:p text:style-name="P1">Sda2 → Partición creada por el sistema o por el usuario para EFI W10</text:p>
      <text:p text:style-name="P1">sda3 → Partición creada por el sistema W10</text:p>
      <text:p text:style-name="P1">Las 3 creadas por el sistema cuando eliges partir el disco principal</text:p>
      <text:p text:style-name="P1">sda4 → Partición para el ntfs, para el sistema Ubuntu</text:p>
      <text:p text:style-name="P1">Espacio libre → Espacio aún sin asignar UW10</text:p>
      <text:p text:style-name="P1">sda7 → Espacio externo destinado a la carpeta /home Ubuntu</text:p>
      <text:p text:style-name="P1">sda6 → Espacio externo sin asignar a una carpeta para Ubuntu</text:p>
      <text:p text:style-name="P1">sda5 → Espacio determinado para el swap</text:p>
      <text:p text:style-name="P1"/>
      <text:p text:style-name="P2">Ejercicio 10</text:p>
      <text:p text:style-name="P2"/>
      <text:p text:style-name="P2">Cómo acceder a ‘conjunto resultante de directivas’ y para qué sirv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3:43:07.748204288</meta:creation-date>
    <dc:date>2024-11-26T13:55:55.076601059</dc:date>
    <meta:editing-duration>PT1M27S</meta:editing-duration>
    <meta:editing-cycles>1</meta:editing-cycles>
    <meta:document-statistic meta:table-count="0" meta:image-count="0" meta:object-count="0" meta:page-count="2" meta:paragraph-count="70" meta:word-count="369" meta:character-count="2127" meta:non-whitespace-character-count="1824"/>
    <meta:generator>LibreOffice/7.3.7.2$Linux_X86_64 LibreOffice_project/30$Build-2</meta:generator>
  </office:meta>
</office:document-meta>
</file>